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officeooo:paragraph-rsid="001cd0c1"/>
    </style:style>
    <style:style style:name="P2" style:family="paragraph" style:parent-style-name="Standard">
      <style:paragraph-properties fo:line-height="100%"/>
      <style:text-properties style:font-name="Calibri" officeooo:paragraph-rsid="001cd0c1" style:font-name-complex="Calibri1"/>
    </style:style>
    <style:style style:name="P3" style:family="paragraph" style:parent-style-name="Standard">
      <style:text-properties style:font-name="Calibri" officeooo:paragraph-rsid="001cd0c1" style:font-name-complex="Calibri1"/>
    </style:style>
    <style:style style:name="P4" style:family="paragraph" style:parent-style-name="Standard">
      <style:text-properties officeooo:paragraph-rsid="001cd0c1"/>
    </style:style>
    <style:style style:name="T1" style:family="text">
      <style:text-properties style:font-name="Calibri" style:font-name-complex="Calibri1"/>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Statistical analysis</text:span></text:p>
      <text:p text:style-name="P4">Words</text:p>
      <text:p text:style-name="P4"><text:bookmark text:name="_GoBack"/></text:p>
      <text:p text:style-name="P4"/>
      <text:p text:style-name="P1"><text:span text:style-name="T1">population structure can drive false positive associations. To address this concern we conducted additional GLMs for both camalexin and lesion area for each isolate separately to determine how much phenotypic variance is attributable to the residual population structure within our population. The F‐tests revealed that the</text:span></text:p>
      <text:p text:style-name="P1"><text:span text:style-name="T1">211 residual population structure accounted for a significant amount of variation for camalexin in response</text:span></text:p>
      <text:p text:style-name="P1"><text:span text:style-name="T1">212 to all four isolates, but was not significant for lesion area (Table S2). Importantly, however, the</text:span></text:p>
      <text:p text:style-name="P1"><text:span text:style-name="T1">213 proportion of variance <text:s/>attributable to the phylogenetic group was on average only 7 % of the level</text:span></text:p>
      <text:p text:style-name="P1"><text:span text:style-name="T1">214 of phenotypic variation attributable to differences among the accessions (Table S2, Fig. 2). Model</text:span></text:p>
      <text:p text:style-name="P1"><text:span text:style-name="T1">215 corrected means for genetic mapping were derived from this model using this population to remove</text:span></text:p>
      <text:p text:style-name="P1"><text:span text:style-name="T1">216 potential effects derived from residual population structure. Importantly, the distribution of these</text:span></text:p>
      <text:p text:style-name="P1"><text:span text:style-name="T1">217 model corrected means were largely unimodal with only slight skewing that did not require</text:span></text:p>
      <text:p text:style-name="P1"><text:span text:style-name="T1">218 transformation given the large sample size (Figs. S3 and S4). Thus, this approach should also help</text:span></text:p>
      <text:p text:style-name="P4"><text:span text:style-name="T1">219 reduce false positive associations attributable to the general population structure.</text:span></text:p>
      <text:p text:style-name="P3"/>
      <text:p text:style-name="P4">Spearman’s rank correlations among phenotypes to see if there is a significant correlation of lesion size across plant hosts?</text:p>
      <text:p text:style-name="P4"/>
      <text:p text:style-name="P4">For GWA we used model-corrected means (lsmeans) from the full experimental model in a separate ridge-regression GWA model per plant genotype. Ridge regression approach as used by (Cite Corwin). It provides heteroscedastic SNP effect estimates but not direct p-values per SNP. </text:p>
      <text:p text:style-name="P2"/>
      <text:p text:style-name="P1"><text:span text:style-name="T1">“To identify significant SNPs in the model, we calculated an significance effects threshold by randomly permuting the phenotypes among the genotypes 1,000 times and pulling the 99th percentile from the distribution of effects derived from the permutations. Because this permutation maintains relationship of genotypes within the matrix, it maintains any population structure across the permutations and should help to control for spurious effects caused by population stru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12:45:44.886075740</meta:creation-date>
    <dc:date>2016-05-05T12:46:02.208478122</dc:date>
    <meta:editing-duration>P0D</meta:editing-duration>
    <meta:editing-cycles>1</meta:editing-cycles>
    <meta:document-statistic meta:table-count="0" meta:image-count="0" meta:object-count="0" meta:page-count="1" meta:paragraph-count="15" meta:word-count="313" meta:character-count="2129" meta:non-whitespace-character-count="1829"/>
    <meta:generator>LibreOffice/4.2.8.2$Linux_X86_64 LibreOffice_project/420m0$Build-2</meta:generator>
  </office:meta>
</office:document-meta>
</file>